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Inconsolata" svg:font-family="Inconsolata" style:font-pitch="fixed"/>
    <style:font-face style:name="Nuhalin 3" svg:font-family="'Nuhalin 3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fo:color="#003c3d" style:font-name="Nuhalin 3" fo:font-size="8pt" officeooo:rsid="001636c3" officeooo:paragraph-rsid="0021e54d" style:font-size-asian="8pt" style:font-size-complex="8pt"/>
    </style:style>
    <style:style style:name="P2" style:family="paragraph" style:parent-style-name="Standard">
      <style:text-properties fo:color="#003c3d" style:font-name="Nuhalin 3" fo:font-size="8pt" officeooo:rsid="001e1ecc" officeooo:paragraph-rsid="0021e54d" style:font-size-asian="8pt" style:font-size-complex="8pt"/>
    </style:style>
    <style:style style:name="P3" style:family="paragraph" style:parent-style-name="Standard">
      <style:text-properties fo:color="#003c3d" style:font-name="Nuhalin 3" fo:font-size="8pt" officeooo:rsid="001ff9da" officeooo:paragraph-rsid="0021e54d" style:font-size-asian="8pt" style:font-size-complex="8pt"/>
    </style:style>
    <style:style style:name="P4" style:family="paragraph" style:parent-style-name="Standard">
      <style:text-properties style:font-name="Inconsolata" officeooo:rsid="001636c3" officeooo:paragraph-rsid="001636c3"/>
    </style:style>
    <style:style style:name="P5" style:family="paragraph" style:parent-style-name="Standard">
      <style:text-properties style:font-name="Inconsolata" officeooo:rsid="001636c3" officeooo:paragraph-rsid="0023e3f0"/>
    </style:style>
    <style:style style:name="P6" style:family="paragraph" style:parent-style-name="Standard">
      <style:text-properties style:font-name="Inconsolata" officeooo:rsid="001636c3" officeooo:paragraph-rsid="0021e54d"/>
    </style:style>
    <style:style style:name="P7" style:family="paragraph" style:parent-style-name="Standard">
      <style:text-properties style:font-name="Inconsolata" officeooo:rsid="001636c3" officeooo:paragraph-rsid="002722ad"/>
    </style:style>
    <style:style style:name="P8" style:family="paragraph" style:parent-style-name="Standard">
      <style:text-properties style:font-name="Inconsolata" officeooo:rsid="001636c3" officeooo:paragraph-rsid="002ed88c"/>
    </style:style>
    <style:style style:name="P9" style:family="paragraph" style:parent-style-name="Standard">
      <style:text-properties style:font-name="Inconsolata" officeooo:rsid="001636c3" officeooo:paragraph-rsid="003731d9"/>
    </style:style>
    <style:style style:name="P10" style:family="paragraph" style:parent-style-name="Standard">
      <style:text-properties style:font-name="Inconsolata" officeooo:rsid="001636c3" officeooo:paragraph-rsid="004149b8"/>
    </style:style>
    <style:style style:name="P11" style:family="paragraph" style:parent-style-name="Standard">
      <style:text-properties style:font-name="Inconsolata" officeooo:rsid="003731d9" officeooo:paragraph-rsid="003731d9"/>
    </style:style>
    <style:style style:name="P12" style:family="paragraph" style:parent-style-name="Standard">
      <style:text-properties style:font-name="Inconsolata" officeooo:rsid="004149b8" officeooo:paragraph-rsid="004149b8"/>
    </style:style>
    <style:style style:name="P13" style:family="paragraph" style:parent-style-name="Standard">
      <style:text-properties officeooo:rsid="001636c3" officeooo:paragraph-rsid="0021e54d"/>
    </style:style>
    <style:style style:name="P14" style:family="paragraph" style:parent-style-name="Standard">
      <style:text-properties officeooo:rsid="001636c3" officeooo:paragraph-rsid="001636c3"/>
    </style:style>
    <style:style style:name="P15" style:family="paragraph" style:parent-style-name="Standard">
      <style:text-properties officeooo:rsid="001636c3" officeooo:paragraph-rsid="0023e3f0"/>
    </style:style>
    <style:style style:name="P16" style:family="paragraph" style:parent-style-name="Standard">
      <style:text-properties officeooo:rsid="001636c3" officeooo:paragraph-rsid="002722ad"/>
    </style:style>
    <style:style style:name="P17" style:family="paragraph" style:parent-style-name="Standard">
      <style:text-properties officeooo:rsid="001636c3" officeooo:paragraph-rsid="0027760c"/>
    </style:style>
    <style:style style:name="P18" style:family="paragraph" style:parent-style-name="Standard">
      <style:text-properties officeooo:rsid="001636c3" officeooo:paragraph-rsid="002ed88c"/>
    </style:style>
    <style:style style:name="P19" style:family="paragraph" style:parent-style-name="Standard">
      <style:text-properties officeooo:rsid="001636c3" officeooo:paragraph-rsid="003731d9"/>
    </style:style>
    <style:style style:name="P20" style:family="paragraph" style:parent-style-name="Standard">
      <style:text-properties officeooo:rsid="001636c3" officeooo:paragraph-rsid="00397352"/>
    </style:style>
    <style:style style:name="P21" style:family="paragraph" style:parent-style-name="Standard">
      <style:text-properties officeooo:rsid="001636c3" officeooo:paragraph-rsid="004149b8"/>
    </style:style>
    <style:style style:name="P22" style:family="paragraph" style:parent-style-name="Standard">
      <style:text-properties officeooo:paragraph-rsid="001636c3"/>
    </style:style>
    <style:style style:name="P23" style:family="paragraph" style:parent-style-name="Standard">
      <style:text-properties officeooo:rsid="002ed88c" officeooo:paragraph-rsid="003ecb1b"/>
    </style:style>
    <style:style style:name="P24" style:family="paragraph" style:parent-style-name="Standard">
      <style:text-properties officeooo:rsid="002ed88c" officeooo:paragraph-rsid="004149b8"/>
    </style:style>
    <style:style style:name="P25" style:family="paragraph" style:parent-style-name="Standard">
      <style:text-properties fo:font-size="12pt" officeooo:rsid="002ed88c" officeooo:paragraph-rsid="002ed88c" style:font-size-asian="12pt" style:font-size-complex="12pt"/>
    </style:style>
    <style:style style:name="P26" style:family="paragraph" style:parent-style-name="Standard">
      <style:text-properties fo:font-size="12pt" officeooo:rsid="003f6fe5" officeooo:paragraph-rsid="003f6fe5" style:font-size-asian="12pt" style:font-size-complex="12pt"/>
    </style:style>
    <style:style style:name="P27" style:family="paragraph" style:parent-style-name="Standard">
      <style:text-properties fo:font-size="6.40000009536743pt" officeooo:rsid="003ecb1b" officeooo:paragraph-rsid="003ecb1b" style:font-size-asian="6.40000009536743pt" style:font-size-complex="6.40000009536743pt"/>
    </style:style>
    <style:style style:name="P28" style:family="paragraph" style:parent-style-name="Standard">
      <style:text-properties fo:font-size="6.40000009536743pt" officeooo:rsid="003ecb1b" officeooo:paragraph-rsid="004149b8" style:font-size-asian="6.40000009536743pt" style:font-size-complex="6.40000009536743pt"/>
    </style:style>
    <style:style style:name="P29" style:family="paragraph" style:parent-style-name="Standard">
      <style:text-properties fo:font-size="6.40000009536743pt" officeooo:rsid="002ed88c" officeooo:paragraph-rsid="002ed88c" style:font-size-asian="6.40000009536743pt" style:font-size-complex="6.40000009536743pt"/>
    </style:style>
    <style:style style:name="T1" style:family="text">
      <style:text-properties style:font-name="Inconsolata"/>
    </style:style>
    <style:style style:name="T2" style:family="text">
      <style:text-properties style:font-name="Inconsolata" officeooo:rsid="001636c3"/>
    </style:style>
    <style:style style:name="T3" style:family="text">
      <style:text-properties style:font-name="Inconsolata" officeooo:rsid="0016a023"/>
    </style:style>
    <style:style style:name="T4" style:family="text">
      <style:text-properties style:font-name="Inconsolata" officeooo:rsid="00170548"/>
    </style:style>
    <style:style style:name="T5" style:family="text">
      <style:text-properties style:font-name="Inconsolata" officeooo:rsid="00196c27"/>
    </style:style>
    <style:style style:name="T6" style:family="text">
      <style:text-properties style:font-name="Inconsolata" officeooo:rsid="001da1d7"/>
    </style:style>
    <style:style style:name="T7" style:family="text">
      <style:text-properties style:font-name="Inconsolata" officeooo:rsid="0021aad5"/>
    </style:style>
    <style:style style:name="T8" style:family="text">
      <style:text-properties style:font-name="Inconsolata" officeooo:rsid="0021e54d"/>
    </style:style>
    <style:style style:name="T9" style:family="text">
      <style:text-properties style:font-name="Inconsolata" officeooo:rsid="0023e3f0"/>
    </style:style>
    <style:style style:name="T10" style:family="text">
      <style:text-properties style:font-name="Inconsolata" officeooo:rsid="002722ad"/>
    </style:style>
    <style:style style:name="T11" style:family="text">
      <style:text-properties style:font-name="Inconsolata" officeooo:rsid="0027760c"/>
    </style:style>
    <style:style style:name="T12" style:family="text">
      <style:text-properties style:font-name="Inconsolata" officeooo:rsid="00288dad"/>
    </style:style>
    <style:style style:name="T13" style:family="text">
      <style:text-properties style:font-name="Inconsolata" officeooo:rsid="002ed88c"/>
    </style:style>
    <style:style style:name="T14" style:family="text">
      <style:text-properties style:font-name="Inconsolata" officeooo:rsid="003251bd"/>
    </style:style>
    <style:style style:name="T15" style:family="text">
      <style:text-properties style:font-name="Inconsolata" officeooo:rsid="0033ede2"/>
    </style:style>
    <style:style style:name="T16" style:family="text">
      <style:text-properties style:font-name="Inconsolata" officeooo:rsid="0039046a"/>
    </style:style>
    <style:style style:name="T17" style:family="text">
      <style:text-properties style:font-name="Inconsolata" officeooo:rsid="00397352"/>
    </style:style>
    <style:style style:name="T18" style:family="text">
      <style:text-properties style:font-name="Inconsolata" officeooo:rsid="003a37b3"/>
    </style:style>
    <style:style style:name="T19" style:family="text">
      <style:text-properties style:font-name="Inconsolata" officeooo:rsid="003c0eb1"/>
    </style:style>
    <style:style style:name="T20" style:family="text">
      <style:text-properties style:font-name="Inconsolata" officeooo:rsid="003ecb1b"/>
    </style:style>
    <style:style style:name="T21" style:family="text">
      <style:text-properties fo:color="#820f71"/>
    </style:style>
    <style:style style:name="T22" style:family="text">
      <style:text-properties fo:color="#820f71" style:font-name="Inconsolata"/>
    </style:style>
    <style:style style:name="T23" style:family="text">
      <style:text-properties fo:color="#820f71" style:font-name="Inconsolata" officeooo:rsid="001636c3"/>
    </style:style>
    <style:style style:name="T24" style:family="text">
      <style:text-properties fo:color="#820f71" style:font-name="Inconsolata" officeooo:rsid="001da1d7"/>
    </style:style>
    <style:style style:name="T25" style:family="text">
      <style:text-properties fo:color="#820f71" style:font-name="Inconsolata" officeooo:rsid="001e1ecc"/>
    </style:style>
    <style:style style:name="T26" style:family="text">
      <style:text-properties fo:color="#820f71" style:font-name="Inconsolata" officeooo:rsid="0021e54d"/>
    </style:style>
    <style:style style:name="T27" style:family="text">
      <style:text-properties fo:color="#820f71" style:font-name="Inconsolata" officeooo:rsid="0023e3f0"/>
    </style:style>
    <style:style style:name="T28" style:family="text">
      <style:text-properties fo:color="#820f71" style:font-name="Inconsolata" officeooo:rsid="00397352"/>
    </style:style>
    <style:style style:name="T29" style:family="text">
      <style:text-properties fo:color="#820f71" style:font-name="Inconsolata" officeooo:rsid="003cd620"/>
    </style:style>
    <style:style style:name="T30" style:family="text">
      <style:text-properties fo:color="#820f71" style:font-name="Inconsolata" officeooo:rsid="0047e323"/>
    </style:style>
    <style:style style:name="T31" style:family="text">
      <style:text-properties fo:color="#820f71" officeooo:rsid="0016a023"/>
    </style:style>
    <style:style style:name="T32" style:family="text">
      <style:text-properties fo:color="#003c3d"/>
    </style:style>
    <style:style style:name="T33" style:family="text">
      <style:text-properties fo:color="#003c3d" style:font-name="Nuhalin 3"/>
    </style:style>
    <style:style style:name="T34" style:family="text">
      <style:text-properties fo:color="#003c3d" style:font-name="Nuhalin 3" fo:font-size="8pt" style:font-size-asian="8pt" style:font-size-complex="8pt"/>
    </style:style>
    <style:style style:name="T35" style:family="text">
      <style:text-properties fo:color="#003c3d" style:font-name="Nuhalin 3" fo:font-size="8pt" officeooo:rsid="001636c3" style:font-size-asian="8pt" style:font-size-complex="8pt"/>
    </style:style>
    <style:style style:name="T36" style:family="text">
      <style:text-properties fo:color="#003c3d" style:font-name="Nuhalin 3" fo:font-size="8pt" officeooo:rsid="001da1d7" style:font-size-asian="8pt" style:font-size-complex="8pt"/>
    </style:style>
    <style:style style:name="T37" style:family="text">
      <style:text-properties fo:color="#003c3d" style:font-name="Nuhalin 3" fo:font-size="8pt" officeooo:rsid="001e1ecc" style:font-size-asian="8pt" style:font-size-complex="8pt"/>
    </style:style>
    <style:style style:name="T38" style:family="text">
      <style:text-properties fo:color="#003c3d" style:font-name="Nuhalin 3" fo:font-size="8pt" officeooo:rsid="001ff9da" style:font-size-asian="8pt" style:font-size-complex="8pt"/>
    </style:style>
    <style:style style:name="T39" style:family="text">
      <style:text-properties fo:color="#003c3d" style:font-name="Nuhalin 3" fo:font-size="8pt" officeooo:rsid="0021e54d" style:font-size-asian="8pt" style:font-size-complex="8pt"/>
    </style:style>
    <style:style style:name="T40" style:family="text">
      <style:text-properties fo:color="#003c3d" style:font-name="Nuhalin 3" fo:font-size="8pt" officeooo:rsid="0023e3f0" style:font-size-asian="8pt" style:font-size-complex="8pt"/>
    </style:style>
    <style:style style:name="T41" style:family="text">
      <style:text-properties fo:color="#003c3d" style:font-name="Nuhalin 3" fo:font-size="8pt" officeooo:rsid="00397352" style:font-size-asian="8pt" style:font-size-complex="8pt"/>
    </style:style>
    <style:style style:name="T42" style:family="text">
      <style:text-properties fo:color="#003c3d" style:font-name="Nuhalin 3" officeooo:rsid="0023e3f0"/>
    </style:style>
    <style:style style:name="T43" style:family="text">
      <style:text-properties fo:color="#003c3d" style:font-name="Nuhalin 3" officeooo:rsid="001ff9da"/>
    </style:style>
    <style:style style:name="T44" style:family="text">
      <style:text-properties fo:color="#003c3d" style:font-name="Nuhalin 3" fo:font-size="6.40000009536743pt" style:font-size-asian="6.40000009536743pt" style:font-size-complex="6.40000009536743pt"/>
    </style:style>
    <style:style style:name="T45" style:family="text">
      <style:text-properties fo:color="#003c3d" style:font-name="Nuhalin 3" fo:font-size="6.40000009536743pt" officeooo:rsid="0023e3f0" style:font-size-asian="6.40000009536743pt" style:font-size-complex="6.40000009536743pt"/>
    </style:style>
    <style:style style:name="T46" style:family="text">
      <style:text-properties fo:color="#003c3d" style:font-name="Nuhalin 3" fo:font-size="6.40000009536743pt" officeooo:rsid="0021e54d" style:font-size-asian="6.40000009536743pt" style:font-size-complex="6.40000009536743pt"/>
    </style:style>
    <style:style style:name="T47" style:family="text">
      <style:text-properties fo:color="#003c3d" style:font-name="Nuhalin 3" fo:font-size="6.40000009536743pt" officeooo:rsid="00397352" style:font-size-asian="6.40000009536743pt" style:font-size-complex="6.40000009536743pt"/>
    </style:style>
    <style:style style:name="T48" style:family="text">
      <style:text-properties fo:color="#003c3d" style:font-name="Nuhalin 3" fo:font-size="6.40000009536743pt" officeooo:rsid="001ff9da" style:font-size-asian="6.40000009536743pt" style:font-size-complex="6.40000009536743pt"/>
    </style:style>
    <style:style style:name="T49" style:family="text">
      <style:text-properties fo:color="#003c3d" style:font-name="Nuhalin 3" fo:font-size="6.40000009536743pt" officeooo:rsid="001e1ecc" style:font-size-asian="6.40000009536743pt" style:font-size-complex="6.40000009536743pt"/>
    </style:style>
    <style:style style:name="T50" style:family="text">
      <style:text-properties fo:color="#003c3d" style:font-name="Nuhalin 3" fo:font-size="6.40000009536743pt" officeooo:rsid="001da1d7" style:font-size-asian="6.40000009536743pt" style:font-size-complex="6.40000009536743pt"/>
    </style:style>
    <style:style style:name="T51" style:family="text">
      <style:text-properties fo:color="#003c3d" style:font-name="Nuhalin 3" fo:font-size="6.40000009536743pt" officeooo:rsid="001636c3" style:font-size-asian="6.40000009536743pt" style:font-size-complex="6.40000009536743pt"/>
    </style:style>
    <style:style style:name="T52" style:family="text">
      <style:text-properties fo:color="#003c3d" fo:font-size="6.40000009536743pt" style:font-size-asian="6.40000009536743pt" style:font-size-complex="6.40000009536743pt"/>
    </style:style>
    <style:style style:name="T53" style:family="text">
      <style:text-properties fo:color="#003c3d" fo:font-size="12pt" style:font-size-asian="12pt" style:font-size-complex="12pt"/>
    </style:style>
    <style:style style:name="T54" style:family="text">
      <style:text-properties officeooo:rsid="001880f8"/>
    </style:style>
    <style:style style:name="T55" style:family="text">
      <style:text-properties fo:color="#ce181e" style:font-name="Inconsolata" style:text-underline-style="none"/>
    </style:style>
    <style:style style:name="T56" style:family="text">
      <style:text-properties fo:color="#ce181e" style:font-name="Inconsolata" style:text-underline-style="none" officeooo:rsid="003251bd"/>
    </style:style>
    <style:style style:name="T57" style:family="text">
      <style:text-properties fo:color="#ce181e" style:font-name="Inconsolata" style:text-underline-style="none" officeooo:rsid="0016a023"/>
    </style:style>
    <style:style style:name="T58" style:family="text">
      <style:text-properties fo:color="#ce181e" style:font-name="Inconsolata" style:text-underline-style="none" officeooo:rsid="00170548"/>
    </style:style>
    <style:style style:name="T59" style:family="text">
      <style:text-properties fo:color="#ce181e" style:font-name="Inconsolata" style:text-underline-style="none" officeooo:rsid="00196c27"/>
    </style:style>
    <style:style style:name="T60" style:family="text">
      <style:text-properties fo:color="#ce181e" style:font-name="Inconsolata" officeooo:rsid="003251bd"/>
    </style:style>
    <style:style style:name="T61" style:family="text">
      <style:text-properties fo:color="#ce181e" style:font-name="Inconsolata" officeooo:rsid="0033ede2"/>
    </style:style>
    <style:style style:name="T62" style:family="text">
      <style:text-properties fo:color="#ce181e" style:font-name="Inconsolata" officeooo:rsid="003973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..................................................................................</text:p>
      <text:p text:style-name="P7"><text:span text:style-name="T53">nuhAlin</text:span> . <text:span text:style-name="T31">keyboard</text:span> . English <text:span text:style-name="T54">(pronunciation and/or commentary if necessary)</text:span></text:p>
      <text:p text:style-name="P4"/>
      <text:p text:style-name="P5">...................................................................................</text:p>
      <text:p text:style-name="P15"><text:span text:style-name="T46">?</text:span><text:span text:style-name="T1"> . </text:span><text:span text:style-name="T27">?</text:span><text:span text:style-name="T8"> . </text:span><text:span text:style-name="T9">n</text:span><text:span text:style-name="T8">umbers</text:span></text:p>
      <text:p text:style-name="P1"/>
      <text:p text:style-name="P4"><text:span text:style-name="T44">0</text:span> . <text:span text:style-name="T21">0</text:span> . 0</text:p>
      <text:p text:style-name="P4"><text:span text:style-name="T44">1</text:span> . <text:span text:style-name="T21">1</text:span> . 1</text:p>
      <text:p text:style-name="P4"><text:span text:style-name="T44">2</text:span> . <text:span text:style-name="T21">2</text:span> . 2</text:p>
      <text:p text:style-name="P4"><text:span text:style-name="T44">3</text:span> . <text:span text:style-name="T21">3</text:span> . 3</text:p>
      <text:p text:style-name="P4"><text:span text:style-name="T44">4</text:span> . <text:span text:style-name="T21">4</text:span> . 4</text:p>
      <text:p text:style-name="P4"><text:span text:style-name="T44">5</text:span> . <text:span text:style-name="T21">5</text:span> . 5</text:p>
      <text:p text:style-name="P22"><text:span text:style-name="T51">6</text:span><text:span text:style-name="T2"> . </text:span><text:span text:style-name="T23">6</text:span><text:span text:style-name="T2"> . 6</text:span></text:p>
      <text:p text:style-name="P14"><text:span text:style-name="T44">7</text:span><text:span text:style-name="T1"> . </text:span><text:span text:style-name="T22">7</text:span><text:span text:style-name="T1"> . 7</text:span></text:p>
      <text:p text:style-name="P14"><text:span text:style-name="T44">8</text:span><text:span text:style-name="T1"> . </text:span><text:span text:style-name="T22">8</text:span><text:span text:style-name="T1"> . 8</text:span></text:p>
      <text:p text:style-name="P14"><text:span text:style-name="T44">!</text:span><text:span text:style-name="T1"> . </text:span><text:span text:style-name="T22">!</text:span><text:span text:style-name="T1"> . 9</text:span></text:p>
      <text:p text:style-name="P14"><text:span text:style-name="T44">@</text:span><text:span text:style-name="T1"> . </text:span><text:span text:style-name="T22">@</text:span><text:span text:style-name="T1"> . 10</text:span></text:p>
      <text:p text:style-name="P14"><text:span text:style-name="T44">#</text:span><text:span text:style-name="T1"> . </text:span><text:span text:style-name="T22">#</text:span><text:span text:style-name="T1"> . 11</text:span></text:p>
      <text:p text:style-name="P14"><text:span text:style-name="T44">$</text:span><text:span text:style-name="T1"> . </text:span><text:span text:style-name="T22">$</text:span><text:span text:style-name="T1"> . 12</text:span></text:p>
      <text:p text:style-name="P14"><text:span text:style-name="T44">%</text:span><text:span text:style-name="T1"> . </text:span><text:span text:style-name="T22">%</text:span><text:span text:style-name="T1"> . 13</text:span></text:p>
      <text:p text:style-name="P14"><text:span text:style-name="T44">^</text:span><text:span text:style-name="T1"> . </text:span><text:span text:style-name="T22">^</text:span><text:span text:style-name="T1"> . 14</text:span></text:p>
      <text:p text:style-name="P14"><text:span text:style-name="T44">&amp;</text:span><text:span text:style-name="T1"> . </text:span><text:span text:style-name="T22">&amp;</text:span><text:span text:style-name="T1"> . 15</text:span></text:p>
      <text:p text:style-name="P4"/>
      <text:p text:style-name="P5">...................................................................................</text:p>
      <text:p text:style-name="P17"><text:span text:style-name="T45">?</text:span><text:span text:style-name="T1"> . </text:span><text:span text:style-name="T27">?</text:span><text:span text:style-name="T8"> . </text:span><text:span text:style-name="T9">weak vowel</text:span><text:span text:style-name="T11">s</text:span></text:p>
      <text:p text:style-name="P17"><text:span text:style-name="T9"/></text:p>
      <text:p text:style-name="P13"><text:span text:style-name="T44">i</text:span><text:span text:style-name="T1"> . </text:span><text:span text:style-name="T22">i</text:span><text:span text:style-name="T1"> . </text:span><text:span text:style-name="T3">i</text:span><text:span text:style-name="T1"> (f</text:span><text:span text:style-name="T55">ee</text:span><text:span text:style-name="T1">ble)</text:span></text:p>
      <text:p text:style-name="P13"><text:span text:style-name="T44">e</text:span><text:span text:style-name="T1"> . </text:span><text:span text:style-name="T22">e</text:span><text:span text:style-name="T1"> . e (</text:span><text:span text:style-name="T3">m</text:span><text:span text:style-name="T57">e</text:span><text:span text:style-name="T3">lee</text:span><text:span text:style-name="T1">)</text:span></text:p>
      <text:p text:style-name="P13"><text:span text:style-name="T44">é</text:span><text:span text:style-name="T1"> . </text:span><text:span text:style-name="T22">é</text:span><text:span text:style-name="T1"> . é (</text:span><text:span text:style-name="T3">n</text:span><text:span text:style-name="T57">e</text:span><text:span text:style-name="T3">bula</text:span><text:span text:style-name="T1">)</text:span></text:p>
      <text:p text:style-name="P13"><text:span text:style-name="T44">a</text:span><text:span text:style-name="T1"> . </text:span><text:span text:style-name="T22">a</text:span><text:span text:style-name="T1"> . a </text:span><text:span text:style-name="T3">(</text:span><text:span text:style-name="T58">u</text:span><text:span text:style-name="T4">nder</text:span><text:span text:style-name="T3">)</text:span></text:p>
      <text:p text:style-name="P13"><text:span text:style-name="T44">á</text:span><text:span text:style-name="T1"> . </text:span><text:span text:style-name="T22">á</text:span><text:span text:style-name="T1"> . á </text:span><text:span text:style-name="T3">(</text:span><text:span text:style-name="T58">a</text:span><text:span text:style-name="T4">rcher</text:span><text:span text:style-name="T3">)</text:span></text:p>
      <text:p text:style-name="P13"><text:span text:style-name="T44">o</text:span><text:span text:style-name="T1"> . </text:span><text:span text:style-name="T22">o</text:span><text:span text:style-name="T1"> . o </text:span><text:span text:style-name="T4">(</text:span><text:span text:style-name="T5">b</text:span><text:span text:style-name="T59">o</text:span><text:span text:style-name="T5">wl</text:span><text:span text:style-name="T4">)</text:span></text:p>
      <text:p text:style-name="P13"><text:span text:style-name="T44">ó</text:span><text:span text:style-name="T1"> . </text:span><text:span text:style-name="T22">ó</text:span><text:span text:style-name="T1"> . ó </text:span><text:span text:style-name="T4">(t</text:span><text:span text:style-name="T58">o</text:span><text:span text:style-name="T4">rch)</text:span></text:p>
      <text:p text:style-name="P13"><text:span text:style-name="T44">u</text:span><text:span text:style-name="T1"> . </text:span><text:span text:style-name="T22">u</text:span><text:span text:style-name="T1"> . u </text:span><text:span text:style-name="T4">(</text:span><text:span text:style-name="T59">oo</text:span><text:span text:style-name="T5">ze</text:span><text:span text:style-name="T4">)</text:span></text:p>
      <text:p text:style-name="P6"/>
      <text:p text:style-name="P5">...................................................................................</text:p>
      <text:p text:style-name="P16"><text:span text:style-name="T46">?</text:span><text:span text:style-name="T1"> . </text:span><text:span text:style-name="T27">?</text:span><text:span text:style-name="T8"> . </text:span><text:span text:style-name="T9">strong vowels</text:span></text:p>
      <text:p text:style-name="P16"><text:span text:style-name="T9"/></text:p>
      <text:p text:style-name="P16"><text:span text:style-name="T10">Strong vowels have the same pronunciation as their weak counterpart</text:span><text:span text:style-name="T12">s</text:span><text:span text:style-name="T10">, but </text:span><text:span text:style-name="T12">they are</text:span><text:span text:style-name="T10"> tonic. Being tonic means that if a word has more than one vowel, one of them must be the </text:span><text:span text:style-name="T12">loud</text:span><text:span text:style-name="T10"> point in the word, therefore a strong vowel.</text:span></text:p>
      <text:p text:style-name="P16"><text:span text:style-name="T10"/></text:p>
      <text:p text:style-name="P15"><text:span text:style-name="T46">I</text:span><text:span text:style-name="T1"> . </text:span><text:span text:style-name="T26">I</text:span><text:span text:style-name="T1"> . </text:span><text:span text:style-name="T8">I</text:span></text:p>
      <text:p text:style-name="P13"><text:span text:style-name="T46">E</text:span><text:span text:style-name="T1"> . </text:span><text:span text:style-name="T26">E</text:span><text:span text:style-name="T1"> . </text:span><text:span text:style-name="T8">E</text:span></text:p>
      <text:p text:style-name="P13"><text:span text:style-name="T46">É</text:span><text:span text:style-name="T1"> . </text:span><text:span text:style-name="T26">É</text:span><text:span text:style-name="T1"> . </text:span><text:span text:style-name="T8">É</text:span></text:p>
      <text:p text:style-name="P13"><text:span text:style-name="T46">A</text:span><text:span text:style-name="T1"> . </text:span><text:span text:style-name="T26">A</text:span><text:span text:style-name="T1"> . </text:span><text:span text:style-name="T8">A</text:span></text:p>
      <text:p text:style-name="P13"><text:span text:style-name="T46">Á</text:span><text:span text:style-name="T1"> . </text:span><text:span text:style-name="T26">Á</text:span><text:span text:style-name="T1"> . </text:span><text:span text:style-name="T8">Á</text:span></text:p>
      <text:p text:style-name="P13"><text:span text:style-name="T46">O</text:span><text:span text:style-name="T1"> . </text:span><text:span text:style-name="T26">O</text:span><text:span text:style-name="T1"> . </text:span><text:span text:style-name="T8">O</text:span></text:p>
      <text:p text:style-name="P13"><text:span text:style-name="T46">Ó</text:span><text:span text:style-name="T1"> . </text:span><text:span text:style-name="T26">Ó</text:span><text:span text:style-name="T1"> . </text:span><text:span text:style-name="T8">Ó</text:span></text:p>
      <text:p text:style-name="P13"><text:span text:style-name="T46">U</text:span><text:span text:style-name="T1"> . </text:span><text:span text:style-name="T26">U</text:span><text:span text:style-name="T1"> . </text:span><text:span text:style-name="T8">U</text:span></text:p>
      <text:p text:style-name="P5"/>
      <text:p text:style-name="P5"><text:soft-page-break/>...................................................................................</text:p>
      <text:p text:style-name="P16"><text:span text:style-name="T46">?</text:span><text:span text:style-name="T1"> . </text:span><text:span text:style-name="T27">?</text:span><text:span text:style-name="T8"> . </text:span><text:span text:style-name="T9">consonant</text:span><text:span text:style-name="T10">s</text:span></text:p>
      <text:p text:style-name="P16"><text:span text:style-name="T9"/></text:p>
      <text:p text:style-name="P15"><text:span text:style-name="T50">f</text:span><text:span text:style-name="T1"> . </text:span><text:span text:style-name="T24">f </text:span><text:span text:style-name="T26">or </text:span><text:span text:style-name="T24">F</text:span><text:span text:style-name="T1"> . </text:span><text:span text:style-name="T6">f</text:span><text:span text:style-name="T1"> </text:span><text:span text:style-name="T4">(</text:span><text:span text:style-name="T56">f</text:span><text:span text:style-name="T14">ast</text:span><text:span text:style-name="T4">)</text:span></text:p>
      <text:p text:style-name="P15"><text:span text:style-name="T50">v</text:span><text:span text:style-name="T1"> . </text:span><text:span text:style-name="T24">v </text:span><text:span text:style-name="T26">or </text:span><text:span text:style-name="T24">V</text:span><text:span text:style-name="T1"> . </text:span><text:span text:style-name="T6">v</text:span><text:span text:style-name="T1"> </text:span><text:span text:style-name="T4">(</text:span><text:span text:style-name="T56">v</text:span><text:span text:style-name="T14">ague</text:span><text:span text:style-name="T4">)</text:span></text:p>
      <text:p text:style-name="P13"><text:span text:style-name="T50">s</text:span><text:span text:style-name="T1"> . </text:span><text:span text:style-name="T24">s </text:span><text:span text:style-name="T26">or </text:span><text:span text:style-name="T24">S</text:span><text:span text:style-name="T1"> . </text:span><text:span text:style-name="T6">s</text:span><text:span text:style-name="T1"> </text:span><text:span text:style-name="T4">(</text:span><text:span text:style-name="T56">s</text:span><text:span text:style-name="T14">ound</text:span><text:span text:style-name="T4">)</text:span></text:p>
      <text:p text:style-name="P13"><text:span text:style-name="T50">z</text:span><text:span text:style-name="T1"> . </text:span><text:span text:style-name="T24">z </text:span><text:span text:style-name="T26">or </text:span><text:span text:style-name="T24">Z</text:span><text:span text:style-name="T1"> . </text:span><text:span text:style-name="T6">z</text:span><text:span text:style-name="T1"> </text:span><text:span text:style-name="T4">(</text:span><text:span text:style-name="T56">z</text:span><text:span text:style-name="T14">ebra</text:span><text:span text:style-name="T4">)</text:span></text:p>
      <text:p text:style-name="P13"><text:span text:style-name="T50">x</text:span><text:span text:style-name="T1"> . </text:span><text:span text:style-name="T24">x </text:span><text:span text:style-name="T26">or </text:span><text:span text:style-name="T24">X</text:span><text:span text:style-name="T1"> . </text:span><text:span text:style-name="T6">x</text:span><text:span text:style-name="T1"> </text:span><text:span text:style-name="T4">(</text:span><text:span text:style-name="T56">sh</text:span><text:span text:style-name="T14">ine</text:span><text:span text:style-name="T4">)</text:span></text:p>
      <text:p text:style-name="P13"><text:span text:style-name="T50">j</text:span><text:span text:style-name="T1"> . </text:span><text:span text:style-name="T24">j </text:span><text:span text:style-name="T26">or </text:span><text:span text:style-name="T24">J</text:span><text:span text:style-name="T1"> . </text:span><text:span text:style-name="T6">j</text:span><text:span text:style-name="T1"> </text:span><text:span text:style-name="T4">(</text:span><text:span text:style-name="T14">gara</text:span><text:span text:style-name="T56">g</text:span><text:span text:style-name="T14">e</text:span><text:span text:style-name="T4">)</text:span></text:p>
      <text:p text:style-name="P2"/>
      <text:p text:style-name="P13"><text:span text:style-name="T49">b</text:span><text:span text:style-name="T1"> . </text:span><text:span text:style-name="T25">b</text:span><text:span text:style-name="T24"> </text:span><text:span text:style-name="T26">or </text:span><text:span text:style-name="T25">B</text:span><text:span text:style-name="T1"> . </text:span><text:span text:style-name="T7">b</text:span><text:span text:style-name="T1"> </text:span><text:span text:style-name="T4">(</text:span><text:span text:style-name="T60">b</text:span><text:span text:style-name="T14">all</text:span><text:span text:style-name="T4">)</text:span></text:p>
      <text:p text:style-name="P13"><text:span text:style-name="T49">p</text:span><text:span text:style-name="T1"> . </text:span><text:span text:style-name="T25">p</text:span><text:span text:style-name="T24"> </text:span><text:span text:style-name="T26">or </text:span><text:span text:style-name="T25">P</text:span><text:span text:style-name="T1"> . </text:span><text:span text:style-name="T7">p</text:span><text:span text:style-name="T1"> </text:span><text:span text:style-name="T4">(</text:span><text:span text:style-name="T60">p</text:span><text:span text:style-name="T14">oint</text:span><text:span text:style-name="T4">)</text:span></text:p>
      <text:p text:style-name="P13"><text:span text:style-name="T49">d</text:span><text:span text:style-name="T1"> . </text:span><text:span text:style-name="T25">d</text:span><text:span text:style-name="T24"> </text:span><text:span text:style-name="T26">or </text:span><text:span text:style-name="T25">D</text:span><text:span text:style-name="T1"> . </text:span><text:span text:style-name="T7">d</text:span><text:span text:style-name="T1"> </text:span><text:span text:style-name="T4">(</text:span><text:span text:style-name="T60">d</text:span><text:span text:style-name="T14">oor</text:span><text:span text:style-name="T4">)</text:span></text:p>
      <text:p text:style-name="P13"><text:span text:style-name="T49">t</text:span><text:span text:style-name="T1"> . </text:span><text:span text:style-name="T25">t</text:span><text:span text:style-name="T24"> </text:span><text:span text:style-name="T26">or </text:span><text:span text:style-name="T25">T</text:span><text:span text:style-name="T1"> . </text:span><text:span text:style-name="T7">t</text:span><text:span text:style-name="T1"> </text:span><text:span text:style-name="T4">(</text:span><text:span text:style-name="T60">t</text:span><text:span text:style-name="T14">ent</text:span><text:span text:style-name="T4">)</text:span></text:p>
      <text:p text:style-name="P13"><text:span text:style-name="T49">g</text:span><text:span text:style-name="T1"> . </text:span><text:span text:style-name="T25">g</text:span><text:span text:style-name="T24"> </text:span><text:span text:style-name="T26">or </text:span><text:span text:style-name="T25">G</text:span><text:span text:style-name="T1"> . </text:span><text:span text:style-name="T7">g</text:span><text:span text:style-name="T1"> </text:span><text:span text:style-name="T4">(</text:span><text:span text:style-name="T60">g</text:span><text:span text:style-name="T14">ame</text:span><text:span text:style-name="T4">)</text:span></text:p>
      <text:p text:style-name="P13"><text:span text:style-name="T49">k</text:span><text:span text:style-name="T1"> . </text:span><text:span text:style-name="T25">k</text:span><text:span text:style-name="T24"> </text:span><text:span text:style-name="T26">or </text:span><text:span text:style-name="T25">K</text:span><text:span text:style-name="T1"> . </text:span><text:span text:style-name="T7">k</text:span><text:span text:style-name="T1"> </text:span><text:span text:style-name="T4">(</text:span><text:span text:style-name="T60">c</text:span><text:span text:style-name="T14">razy</text:span><text:span text:style-name="T4">)</text:span></text:p>
      <text:p text:style-name="P3"/>
      <text:p text:style-name="P13"><text:span text:style-name="T48">h</text:span><text:span text:style-name="T1"> . </text:span><text:span text:style-name="T25">h</text:span><text:span text:style-name="T24"> </text:span><text:span text:style-name="T26">or </text:span><text:span text:style-name="T25">H</text:span><text:span text:style-name="T1"> . </text:span><text:span text:style-name="T7">h</text:span><text:span text:style-name="T1"> </text:span><text:span text:style-name="T4">(</text:span><text:span text:style-name="T60">h</text:span><text:span text:style-name="T14">orse</text:span><text:span text:style-name="T4">)</text:span></text:p>
      <text:p text:style-name="P13"><text:span text:style-name="T48">y</text:span><text:span text:style-name="T1"> . </text:span><text:span text:style-name="T25">y</text:span><text:span text:style-name="T24"> </text:span><text:span text:style-name="T26">or </text:span><text:span text:style-name="T25">Y</text:span><text:span text:style-name="T1"> . </text:span><text:span text:style-name="T7">y</text:span><text:span text:style-name="T1"> </text:span><text:span text:style-name="T4">(</text:span><text:span text:style-name="T60">wr</text:span><text:span text:style-name="T14">ite</text:span><text:span text:style-name="T4">)</text:span></text:p>
      <text:p text:style-name="P13"><text:span text:style-name="T48">l</text:span><text:span text:style-name="T1"> . </text:span><text:span text:style-name="T25">l</text:span><text:span text:style-name="T24"> </text:span><text:span text:style-name="T26">or </text:span><text:span text:style-name="T25">L</text:span><text:span text:style-name="T1"> . </text:span><text:span text:style-name="T7">l</text:span><text:span text:style-name="T1"> </text:span><text:span text:style-name="T4">(</text:span><text:span text:style-name="T60">l</text:span><text:span text:style-name="T14">etter</text:span><text:span text:style-name="T4">)</text:span></text:p>
      <text:p text:style-name="P13"><text:span text:style-name="T48">r</text:span><text:span text:style-name="T1"> . </text:span><text:span text:style-name="T25">r</text:span><text:span text:style-name="T24"> </text:span><text:span text:style-name="T26">or </text:span><text:span text:style-name="T25">R</text:span><text:span text:style-name="T1"> . </text:span><text:span text:style-name="T7">r</text:span><text:span text:style-name="T1"> </text:span><text:span text:style-name="T4">(</text:span><text:span text:style-name="T15">unexists, think Portuguese’</text:span><text:span text:style-name="T19">s</text:span><text:span text:style-name="T15"> or Spanish’</text:span><text:span text:style-name="T19">s</text:span><text:span text:style-name="T15"> “r” as in “</text:span><text:span text:style-name="T61">r</text:span><text:span text:style-name="T15">ád</text:span><text:span text:style-name="T16">i</text:span><text:span text:style-name="T15">o”</text:span><text:span text:style-name="T4">)</text:span></text:p>
      <text:p text:style-name="P13"><text:span text:style-name="T48">n</text:span><text:span text:style-name="T1"> . </text:span><text:span text:style-name="T25">n</text:span><text:span text:style-name="T24"> </text:span><text:span text:style-name="T26">or </text:span><text:span text:style-name="T25">N</text:span><text:span text:style-name="T1"> . </text:span><text:span text:style-name="T7">n</text:span><text:span text:style-name="T1"> </text:span><text:span text:style-name="T4">(</text:span><text:span text:style-name="T61">n</text:span><text:span text:style-name="T15">est</text:span><text:span text:style-name="T4">)</text:span></text:p>
      <text:p text:style-name="P13"><text:span text:style-name="T48">m</text:span><text:span text:style-name="T1"> . </text:span><text:span text:style-name="T25">m</text:span><text:span text:style-name="T24"> </text:span><text:span text:style-name="T26">or </text:span><text:span text:style-name="T25">M</text:span><text:span text:style-name="T1"> . </text:span><text:span text:style-name="T7">m</text:span><text:span text:style-name="T1"> </text:span><text:span text:style-name="T4">(</text:span><text:span text:style-name="T61">m</text:span><text:span text:style-name="T15">oon</text:span><text:span text:style-name="T4">)</text:span></text:p>
      <text:p text:style-name="P8"/>
      <text:p text:style-name="P20"><text:span text:style-name="T47">ss</text:span><text:span text:style-name="T1"> . </text:span><text:span text:style-name="T28">ss or SS</text:span><text:span text:style-name="T1"> . </text:span><text:span text:style-name="T18">ss</text:span><text:span text:style-name="T17"> (</text:span><text:span text:style-name="T62">th</text:span><text:span text:style-name="T17">eme)</text:span></text:p>
      <text:p text:style-name="P20"><text:span text:style-name="T47">ZZ</text:span><text:span text:style-name="T1"> . </text:span><text:span text:style-name="T28">zz or ZZ</text:span><text:span text:style-name="T1"> . </text:span><text:span text:style-name="T18">zz</text:span><text:span text:style-name="T17"> (</text:span><text:span text:style-name="T62">th</text:span><text:span text:style-name="T17">ose)</text:span></text:p>
      <text:p text:style-name="P12"/>
      <text:p text:style-name="P8">...................................................................................</text:p>
      <text:p text:style-name="P18"><text:span text:style-name="T46">?</text:span><text:span text:style-name="T1"> . </text:span><text:span text:style-name="T27">?</text:span><text:span text:style-name="T8"> . </text:span><text:span text:style-name="T20">artistic </text:span><text:span text:style-name="T13">alphabet</text:span></text:p>
      <text:p text:style-name="P18"><text:span text:style-name="T9"/></text:p>
      <text:p text:style-name="P29"><text:span text:style-name="T43">i</text:span><text:span text:style-name="T33">eéaáoóu</text:span></text:p>
      <text:p text:style-name="P29"><text:span text:style-name="T33"><text:s/>bpdtgk</text:span></text:p>
      <text:p text:style-name="P29"><text:span text:style-name="T33"><text:s/>hynmrl</text:span></text:p>
      <text:p text:style-name="P29"><text:span text:style-name="T33"><text:s/>fvszxj</text:span></text:p>
      <text:p text:style-name="P29"><text:span text:style-name="T33">IEÉAÁOÓU</text:span></text:p>
      <text:p text:style-name="P18"><text:span text:style-name="T13"/></text:p>
      <text:p text:style-name="P25"><text:span text:style-name="T25">i</text:span><text:span text:style-name="T22">eéaáoóu</text:span></text:p>
      <text:p text:style-name="P25"><text:span text:style-name="T22"><text:s/></text:span><text:span text:style-name="T29">BPDTGK</text:span></text:p>
      <text:p text:style-name="P25"><text:span text:style-name="T22"><text:s/></text:span><text:span text:style-name="T29">HYNMRL</text:span></text:p>
      <text:p text:style-name="P25"><text:span text:style-name="T22"><text:s/></text:span><text:span text:style-name="T29">FVSZXJ</text:span></text:p>
      <text:p text:style-name="P25"><text:span text:style-name="T22">IEÉAÁOÓU</text:span></text:p>
      <text:p text:style-name="P11"/>
      <text:p text:style-name="P9">...................................................................................</text:p>
      <text:p text:style-name="P19"><text:span text:style-name="T46">?</text:span><text:span text:style-name="T1"> . </text:span><text:span text:style-name="T27">?</text:span><text:span text:style-name="T8"> . </text:span><text:span text:style-name="T20">ordered alphabet</text:span></text:p>
      <text:p text:style-name="P23"><text:span text:style-name="T40"/></text:p>
      <text:p text:style-name="P27"><text:span text:style-name="T42">ieéaáoóubpdtgkfvszxjhylrnm</text:span></text:p>
      <text:p text:style-name="P26"><text:span text:style-name="T27">i</text:span><text:span text:style-name="T22">eéaáoóu</text:span><text:span text:style-name="T30">fvszxjbpdtgkhylrnm</text:span></text:p>
      <text:p text:style-name="P10"/>
      <text:p text:style-name="P10">...................................................................................</text:p>
      <text:p text:style-name="P21"><text:span text:style-name="T46">?</text:span><text:span text:style-name="T1"> . </text:span><text:span text:style-name="T27">?</text:span><text:span text:style-name="T8"> . </text:span><text:span text:style-name="T20">?</text:span></text:p>
      <text:p text:style-name="P24"><text:span text:style-name="T40"/></text:p>
      <text:p text:style-name="P28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Inconsolata" svg:font-family="Inconsolata" style:font-pitch="fixed"/>
    <style:font-face style:name="Nuhalin 3" svg:font-family="'Nuhalin 3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3:25:33.735423431</meta:creation-date>
    <dc:date>2018-06-17T16:00:52.712484490</dc:date>
    <meta:editing-duration>PT1H42M1S</meta:editing-duration>
    <meta:editing-cycles>36</meta:editing-cycles>
    <meta:generator>LibreOffice/6.0.4.2$Linux_X86_64 LibreOffice_project/00m0$Build-2</meta:generator>
    <meta:document-statistic meta:table-count="0" meta:image-count="0" meta:object-count="0" meta:page-count="2" meta:paragraph-count="81" meta:word-count="446" meta:character-count="2073" meta:non-whitespace-character-count="1702"/>
  </office:meta>
</office:document-meta>
</file>